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7D0000005E05648FDB99376F6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eeeee" draw:textarea-horizontal-align="justify" draw:textarea-vertical-align="top" draw:auto-grow-height="false" fo:min-height="7.505cm" fo:min-width="11.007cm" fo:padding-top="0.152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solid" draw:fill-color="#b2b2b2" draw:textarea-horizontal-align="justify" draw:textarea-vertical-align="top" draw:auto-grow-height="false" fo:min-height="1.958cm" fo:min-width="3.294cm" fo:padding-top="0.203cm"/>
    </style:style>
    <style:style style:name="gr4" style:family="graphic" style:parent-style-name="standard">
      <style:graphic-properties draw:fill="solid" draw:fill-color="#b2b2b2" draw:textarea-horizontal-align="justify" draw:textarea-vertical-align="middle" draw:auto-grow-height="false" fo:min-height="0.766cm" fo:min-width="1.278cm"/>
    </style:style>
    <style:style style:name="gr5" style:family="graphic" style:parent-style-name="standard">
      <style:graphic-properties draw:fill="solid" draw:fill-color="#e8f2a1" draw:textarea-horizontal-align="justify" draw:textarea-vertical-align="middle" draw:auto-grow-height="false" fo:min-height="0.766cm" fo:min-width="10.509cm"/>
    </style:style>
    <style:style style:name="gr6" style:family="graphic" style:parent-style-name="standard">
      <style:graphic-properties draw:fill="solid" draw:fill-color="#ffffd7" draw:textarea-horizontal-align="justify" draw:textarea-vertical-align="middle" draw:auto-grow-height="false" fo:min-height="0.766cm" fo:min-width="2.254cm"/>
    </style:style>
    <style:style style:name="gr7" style:family="graphic" style:parent-style-name="standard">
      <style:graphic-properties draw:fill="solid" draw:fill-color="#b7b3ca" draw:textarea-horizontal-align="justify" draw:textarea-vertical-align="middle" draw:auto-grow-height="false" fo:min-height="0.766cm" fo:min-width="2.238cm"/>
    </style:style>
    <style:style style:name="gr8" style:family="graphic" style:parent-style-name="standard">
      <style:graphic-properties draw:fill="solid" draw:fill-color="#e0c2cd" draw:textarea-horizontal-align="justify" draw:textarea-vertical-align="middle" draw:auto-grow-height="false" fo:min-height="0.766cm" fo:min-width="2.238cm"/>
    </style:style>
    <style:style style:name="gr9" style:family="graphic" style:parent-style-name="standard">
      <style:graphic-properties draw:fill="solid" draw:fill-color="#ffd8ce" draw:textarea-horizontal-align="justify" draw:textarea-vertical-align="middle" draw:auto-grow-height="false" fo:min-height="0.566cm" fo:min-width="2.595cm" fo:padding-left="0.203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ffffff" draw:fill="none" draw:textarea-horizontal-align="justify" draw:textarea-vertical-align="middle" draw:auto-grow-height="false" fo:min-height="8.132cm" fo:min-width="19.312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="solid" draw:fill-color="#dde8cb" draw:textarea-horizontal-align="justify" draw:textarea-vertical-align="middle" draw:auto-grow-height="false" fo:min-height="1.274cm" fo:min-width="2.377cm" fo:padding-left="0.203cm"/>
    </style:style>
    <style:style style:name="gr14" style:family="graphic" style:parent-style-name="standard">
      <style:graphic-properties draw:fill="solid" draw:fill-color="#eeeeee" draw:textarea-horizontal-align="justify" draw:textarea-vertical-align="middle" draw:auto-grow-height="false" fo:min-height="0.434cm" fo:min-width="1.982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b2b2b2"/>
      <style:paragraph-properties fo:text-align="center"/>
      <style:text-properties fo:font-size="18pt"/>
    </style:style>
    <style:style style:name="P5" style:family="paragraph">
      <loext:graphic-properties draw:fill="solid" draw:fill-color="#b2b2b2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 draw:fill-color="#e8f2a1"/>
      <style:paragraph-properties fo:text-align="center"/>
      <style:text-properties fo:font-size="18pt"/>
    </style:style>
    <style:style style:name="P7" style:family="paragraph">
      <loext:graphic-properties draw:fill="solid" draw:fill-color="#ffffd7"/>
      <style:paragraph-properties fo:text-align="center"/>
      <style:text-properties fo:font-size="18pt"/>
    </style:style>
    <style:style style:name="P8" style:family="paragraph">
      <loext:graphic-properties draw:fill="solid" draw:fill-color="#b7b3ca"/>
      <style:paragraph-properties fo:text-align="center"/>
      <style:text-properties fo:font-size="18pt"/>
    </style:style>
    <style:style style:name="P9" style:family="paragraph">
      <loext:graphic-properties draw:fill="solid" draw:fill-color="#e0c2cd"/>
      <style:paragraph-properties fo:text-align="center"/>
      <style:text-properties fo:font-size="18pt"/>
    </style:style>
    <style:style style:name="P10" style:family="paragraph">
      <style:paragraph-properties fo:text-align="start"/>
    </style:style>
    <style:style style:name="P11" style:family="paragraph">
      <loext:graphic-properties draw:fill="solid" draw:fill-color="#ffd8ce"/>
      <style:paragraph-properties fo:text-align="start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center"/>
      <style:text-properties fo:font-weight="bold"/>
    </style:style>
    <style:style style:name="P13" style:family="paragraph">
      <loext:graphic-properties draw:fill-color="#ffffff"/>
    </style:style>
    <style:style style:name="P14" style:family="paragraph">
      <loext:graphic-properties draw:fill="solid" draw:fill-color="#dde8cb"/>
      <style:paragraph-properties fo:text-align="start"/>
    </style:style>
    <style:style style:name="P15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1.507cm" svg:height="7.782cm" svg:x="7.874cm" svg:y="3.902cm">
          <text:p text:style-name="P1">Intel Xeon</text:p>
          <draw:enhanced-geometry svg:viewBox="0 0 21600 21600" draw:type="rectangle" draw:enhanced-path="M 0 0 L 21600 0 21600 21600 0 21600 0 0 Z N"/>
        </draw:custom-shape>
        <draw:g>
          <draw:line draw:style-name="gr2" draw:text-style-name="P3" draw:layer="layout" svg:x1="16.926cm" svg:y1="9.644cm" svg:x2="17.434cm" svg:y2="9.644cm">
            <text:p/>
          </draw:line>
          <draw:line draw:style-name="gr2" draw:text-style-name="P3" draw:layer="layout" svg:x1="16.926cm" svg:y1="9.617cm" svg:x2="17.434cm" svg:y2="9.617cm">
            <text:p/>
          </draw:line>
          <draw:line draw:style-name="gr2" draw:text-style-name="P3" draw:layer="layout" svg:x1="16.926cm" svg:y1="9.59cm" svg:x2="17.434cm" svg:y2="9.59cm">
            <text:p/>
          </draw:line>
          <draw:line draw:style-name="gr2" draw:text-style-name="P3" draw:layer="layout" svg:x1="16.926cm" svg:y1="9.56cm" svg:x2="17.434cm" svg:y2="9.56cm">
            <text:p/>
          </draw:line>
        </draw:g>
        <draw:g>
          <draw:line draw:style-name="gr2" draw:text-style-name="P3" draw:layer="layout" svg:x1="16.926cm" svg:y1="8.376cm" svg:x2="17.434cm" svg:y2="8.376cm">
            <text:p/>
          </draw:line>
          <draw:line draw:style-name="gr2" draw:text-style-name="P3" draw:layer="layout" svg:x1="16.926cm" svg:y1="8.349cm" svg:x2="17.434cm" svg:y2="8.349cm">
            <text:p/>
          </draw:line>
          <draw:line draw:style-name="gr2" draw:text-style-name="P3" draw:layer="layout" svg:x1="16.926cm" svg:y1="8.322cm" svg:x2="17.434cm" svg:y2="8.322cm">
            <text:p/>
          </draw:line>
          <draw:line draw:style-name="gr2" draw:text-style-name="P3" draw:layer="layout" svg:x1="16.926cm" svg:y1="8.292cm" svg:x2="17.434cm" svg:y2="8.292cm">
            <text:p/>
          </draw:line>
        </draw:g>
        <draw:g>
          <draw:line draw:style-name="gr2" draw:text-style-name="P3" draw:layer="layout" svg:x1="14.926cm" svg:y1="9.644cm" svg:x2="15.434cm" svg:y2="9.644cm">
            <text:p/>
          </draw:line>
          <draw:line draw:style-name="gr2" draw:text-style-name="P3" draw:layer="layout" svg:x1="14.926cm" svg:y1="9.617cm" svg:x2="15.434cm" svg:y2="9.617cm">
            <text:p/>
          </draw:line>
          <draw:line draw:style-name="gr2" draw:text-style-name="P3" draw:layer="layout" svg:x1="14.926cm" svg:y1="9.59cm" svg:x2="15.434cm" svg:y2="9.59cm">
            <text:p/>
          </draw:line>
          <draw:line draw:style-name="gr2" draw:text-style-name="P3" draw:layer="layout" svg:x1="14.926cm" svg:y1="9.56cm" svg:x2="15.434cm" svg:y2="9.56cm">
            <text:p/>
          </draw:line>
        </draw:g>
        <draw:g>
          <draw:line draw:style-name="gr2" draw:text-style-name="P3" draw:layer="layout" svg:x1="14.926cm" svg:y1="8.376cm" svg:x2="15.434cm" svg:y2="8.376cm">
            <text:p/>
          </draw:line>
          <draw:line draw:style-name="gr2" draw:text-style-name="P3" draw:layer="layout" svg:x1="14.926cm" svg:y1="8.349cm" svg:x2="15.434cm" svg:y2="8.349cm">
            <text:p/>
          </draw:line>
          <draw:line draw:style-name="gr2" draw:text-style-name="P3" draw:layer="layout" svg:x1="14.926cm" svg:y1="8.322cm" svg:x2="15.434cm" svg:y2="8.322cm">
            <text:p/>
          </draw:line>
          <draw:line draw:style-name="gr2" draw:text-style-name="P3" draw:layer="layout" svg:x1="14.926cm" svg:y1="8.292cm" svg:x2="15.434cm" svg:y2="8.292cm">
            <text:p/>
          </draw:line>
        </draw:g>
        <draw:g>
          <draw:line draw:style-name="gr2" draw:text-style-name="P3" draw:layer="layout" svg:x1="10.778cm" svg:y1="8.444cm" svg:x2="11.286cm" svg:y2="8.444cm">
            <text:p/>
          </draw:line>
          <draw:line draw:style-name="gr2" draw:text-style-name="P3" draw:layer="layout" svg:x1="10.778cm" svg:y1="8.417cm" svg:x2="11.286cm" svg:y2="8.417cm">
            <text:p/>
          </draw:line>
          <draw:line draw:style-name="gr2" draw:text-style-name="P3" draw:layer="layout" svg:x1="10.778cm" svg:y1="8.39cm" svg:x2="11.286cm" svg:y2="8.39cm">
            <text:p/>
          </draw:line>
          <draw:line draw:style-name="gr2" draw:text-style-name="P3" draw:layer="layout" svg:x1="10.778cm" svg:y1="8.36cm" svg:x2="11.286cm" svg:y2="8.36cm">
            <text:p/>
          </draw:line>
        </draw:g>
        <draw:g>
          <draw:line draw:style-name="gr2" draw:text-style-name="P3" draw:layer="layout" svg:x1="10.778cm" svg:y1="9.644cm" svg:x2="11.286cm" svg:y2="9.644cm">
            <text:p/>
          </draw:line>
          <draw:line draw:style-name="gr2" draw:text-style-name="P3" draw:layer="layout" svg:x1="10.778cm" svg:y1="9.617cm" svg:x2="11.286cm" svg:y2="9.617cm">
            <text:p/>
          </draw:line>
          <draw:line draw:style-name="gr2" draw:text-style-name="P3" draw:layer="layout" svg:x1="10.778cm" svg:y1="9.59cm" svg:x2="11.286cm" svg:y2="9.59cm">
            <text:p/>
          </draw:line>
          <draw:line draw:style-name="gr2" draw:text-style-name="P3" draw:layer="layout" svg:x1="10.778cm" svg:y1="9.56cm" svg:x2="11.286cm" svg:y2="9.56cm">
            <text:p/>
          </draw:line>
        </draw:g>
        <draw:g>
          <draw:line draw:style-name="gr2" draw:text-style-name="P3" draw:layer="layout" svg:x1="10.778cm" svg:y1="7.144cm" svg:x2="11.286cm" svg:y2="7.144cm">
            <text:p/>
          </draw:line>
          <draw:line draw:style-name="gr2" draw:text-style-name="P3" draw:layer="layout" svg:x1="10.778cm" svg:y1="7.117cm" svg:x2="11.286cm" svg:y2="7.117cm">
            <text:p/>
          </draw:line>
          <draw:line draw:style-name="gr2" draw:text-style-name="P3" draw:layer="layout" svg:x1="10.778cm" svg:y1="7.09cm" svg:x2="11.286cm" svg:y2="7.09cm">
            <text:p/>
          </draw:line>
          <draw:line draw:style-name="gr2" draw:text-style-name="P3" draw:layer="layout" svg:x1="10.778cm" svg:y1="7.06cm" svg:x2="11.286cm" svg:y2="7.06cm">
            <text:p/>
          </draw:line>
        </draw:g>
        <draw:g>
          <draw:line draw:style-name="gr2" draw:text-style-name="P3" draw:layer="layout" svg:x1="12.878cm" svg:y1="7.144cm" svg:x2="13.386cm" svg:y2="7.144cm">
            <text:p/>
          </draw:line>
          <draw:line draw:style-name="gr2" draw:text-style-name="P3" draw:layer="layout" svg:x1="12.878cm" svg:y1="7.117cm" svg:x2="13.386cm" svg:y2="7.117cm">
            <text:p/>
          </draw:line>
          <draw:line draw:style-name="gr2" draw:text-style-name="P3" draw:layer="layout" svg:x1="12.878cm" svg:y1="7.09cm" svg:x2="13.386cm" svg:y2="7.09cm">
            <text:p/>
          </draw:line>
          <draw:line draw:style-name="gr2" draw:text-style-name="P3" draw:layer="layout" svg:x1="12.878cm" svg:y1="7.06cm" svg:x2="13.386cm" svg:y2="7.06cm">
            <text:p/>
          </draw:line>
        </draw:g>
        <draw:g>
          <draw:line draw:style-name="gr2" draw:text-style-name="P3" draw:layer="layout" svg:x1="14.926cm" svg:y1="7.144cm" svg:x2="15.434cm" svg:y2="7.144cm">
            <text:p/>
          </draw:line>
          <draw:line draw:style-name="gr2" draw:text-style-name="P3" draw:layer="layout" svg:x1="14.926cm" svg:y1="7.117cm" svg:x2="15.434cm" svg:y2="7.117cm">
            <text:p/>
          </draw:line>
          <draw:line draw:style-name="gr2" draw:text-style-name="P3" draw:layer="layout" svg:x1="14.926cm" svg:y1="7.09cm" svg:x2="15.434cm" svg:y2="7.09cm">
            <text:p/>
          </draw:line>
          <draw:line draw:style-name="gr2" draw:text-style-name="P3" draw:layer="layout" svg:x1="14.926cm" svg:y1="7.06cm" svg:x2="15.434cm" svg:y2="7.06cm">
            <text:p/>
          </draw:line>
        </draw:g>
        <draw:g>
          <draw:line draw:style-name="gr2" draw:text-style-name="P3" draw:layer="layout" svg:x1="17.026cm" svg:y1="7.144cm" svg:x2="17.534cm" svg:y2="7.144cm">
            <text:p/>
          </draw:line>
          <draw:line draw:style-name="gr2" draw:text-style-name="P3" draw:layer="layout" svg:x1="17.026cm" svg:y1="7.117cm" svg:x2="17.534cm" svg:y2="7.117cm">
            <text:p/>
          </draw:line>
          <draw:line draw:style-name="gr2" draw:text-style-name="P3" draw:layer="layout" svg:x1="17.026cm" svg:y1="7.09cm" svg:x2="17.534cm" svg:y2="7.09cm">
            <text:p/>
          </draw:line>
          <draw:line draw:style-name="gr2" draw:text-style-name="P3" draw:layer="layout" svg:x1="17.026cm" svg:y1="7.06cm" svg:x2="17.534cm" svg:y2="7.06cm">
            <text:p/>
          </draw:line>
        </draw:g>
        <draw:g>
          <draw:line draw:style-name="gr2" draw:text-style-name="P3" draw:layer="layout" svg:x1="10.778cm" svg:y1="5.876cm" svg:x2="11.286cm" svg:y2="5.876cm">
            <text:p/>
          </draw:line>
          <draw:line draw:style-name="gr2" draw:text-style-name="P3" draw:layer="layout" svg:x1="10.778cm" svg:y1="5.849cm" svg:x2="11.286cm" svg:y2="5.849cm">
            <text:p/>
          </draw:line>
          <draw:line draw:style-name="gr2" draw:text-style-name="P3" draw:layer="layout" svg:x1="10.778cm" svg:y1="5.822cm" svg:x2="11.286cm" svg:y2="5.822cm">
            <text:p/>
          </draw:line>
          <draw:line draw:style-name="gr2" draw:text-style-name="P3" draw:layer="layout" svg:x1="10.778cm" svg:y1="5.792cm" svg:x2="11.286cm" svg:y2="5.792cm">
            <text:p/>
          </draw:line>
        </draw:g>
        <draw:g>
          <draw:line draw:style-name="gr2" draw:text-style-name="P3" draw:layer="layout" svg:x1="12.878cm" svg:y1="5.876cm" svg:x2="13.386cm" svg:y2="5.876cm">
            <text:p/>
          </draw:line>
          <draw:line draw:style-name="gr2" draw:text-style-name="P3" draw:layer="layout" svg:x1="12.878cm" svg:y1="5.849cm" svg:x2="13.386cm" svg:y2="5.849cm">
            <text:p/>
          </draw:line>
          <draw:line draw:style-name="gr2" draw:text-style-name="P3" draw:layer="layout" svg:x1="12.878cm" svg:y1="5.822cm" svg:x2="13.386cm" svg:y2="5.822cm">
            <text:p/>
          </draw:line>
          <draw:line draw:style-name="gr2" draw:text-style-name="P3" draw:layer="layout" svg:x1="12.878cm" svg:y1="5.792cm" svg:x2="13.386cm" svg:y2="5.792cm">
            <text:p/>
          </draw:line>
        </draw:g>
        <draw:g>
          <draw:line draw:style-name="gr2" draw:text-style-name="P3" draw:layer="layout" svg:x1="14.926cm" svg:y1="5.876cm" svg:x2="15.434cm" svg:y2="5.876cm">
            <text:p/>
          </draw:line>
          <draw:line draw:style-name="gr2" draw:text-style-name="P3" draw:layer="layout" svg:x1="14.926cm" svg:y1="5.849cm" svg:x2="15.434cm" svg:y2="5.849cm">
            <text:p/>
          </draw:line>
          <draw:line draw:style-name="gr2" draw:text-style-name="P3" draw:layer="layout" svg:x1="14.926cm" svg:y1="5.822cm" svg:x2="15.434cm" svg:y2="5.822cm">
            <text:p/>
          </draw:line>
          <draw:line draw:style-name="gr2" draw:text-style-name="P3" draw:layer="layout" svg:x1="14.926cm" svg:y1="5.792cm" svg:x2="15.434cm" svg:y2="5.792cm">
            <text:p/>
          </draw:line>
        </draw:g>
        <draw:g>
          <draw:line draw:style-name="gr2" draw:text-style-name="P3" draw:layer="layout" svg:x1="17.026cm" svg:y1="5.876cm" svg:x2="17.534cm" svg:y2="5.876cm">
            <text:p/>
          </draw:line>
          <draw:line draw:style-name="gr2" draw:text-style-name="P3" draw:layer="layout" svg:x1="17.026cm" svg:y1="5.849cm" svg:x2="17.534cm" svg:y2="5.849cm">
            <text:p/>
          </draw:line>
          <draw:line draw:style-name="gr2" draw:text-style-name="P3" draw:layer="layout" svg:x1="17.026cm" svg:y1="5.822cm" svg:x2="17.534cm" svg:y2="5.822cm">
            <text:p/>
          </draw:line>
          <draw:line draw:style-name="gr2" draw:text-style-name="P3" draw:layer="layout" svg:x1="17.026cm" svg:y1="5.792cm" svg:x2="17.534cm" svg:y2="5.792cm">
            <text:p/>
          </draw:line>
        </draw:g>
        <draw:g>
          <draw:line draw:style-name="gr2" draw:text-style-name="P3" draw:layer="layout" svg:x1="13.09cm" svg:y1="9.996cm" svg:x2="13.09cm" svg:y2="10.504cm">
            <text:p/>
          </draw:line>
          <draw:line draw:style-name="gr2" draw:text-style-name="P3" draw:layer="layout" svg:x1="13.117cm" svg:y1="9.996cm" svg:x2="13.117cm" svg:y2="10.504cm">
            <text:p/>
          </draw:line>
          <draw:line draw:style-name="gr2" draw:text-style-name="P3" draw:layer="layout" svg:x1="13.144cm" svg:y1="9.996cm" svg:x2="13.144cm" svg:y2="10.504cm">
            <text:p/>
          </draw:line>
          <draw:line draw:style-name="gr2" draw:text-style-name="P3" draw:layer="layout" svg:x1="13.174cm" svg:y1="9.996cm" svg:x2="13.174cm" svg:y2="10.504cm">
            <text:p/>
          </draw:line>
        </draw:g>
        <draw:g>
          <draw:line draw:style-name="gr2" draw:text-style-name="P3" draw:layer="layout" svg:x1="18.19cm" svg:y1="8.696cm" svg:x2="18.19cm" svg:y2="9.204cm">
            <text:p/>
          </draw:line>
          <draw:line draw:style-name="gr2" draw:text-style-name="P3" draw:layer="layout" svg:x1="18.217cm" svg:y1="8.696cm" svg:x2="18.217cm" svg:y2="9.204cm">
            <text:p/>
          </draw:line>
          <draw:line draw:style-name="gr2" draw:text-style-name="P3" draw:layer="layout" svg:x1="18.244cm" svg:y1="8.696cm" svg:x2="18.244cm" svg:y2="9.204cm">
            <text:p/>
          </draw:line>
          <draw:line draw:style-name="gr2" draw:text-style-name="P3" draw:layer="layout" svg:x1="18.274cm" svg:y1="8.696cm" svg:x2="18.274cm" svg:y2="9.204cm">
            <text:p/>
          </draw:line>
        </draw:g>
        <draw:g>
          <draw:line draw:style-name="gr2" draw:text-style-name="P3" draw:layer="layout" svg:x1="18.19cm" svg:y1="9.996cm" svg:x2="18.19cm" svg:y2="10.504cm">
            <text:p/>
          </draw:line>
          <draw:line draw:style-name="gr2" draw:text-style-name="P3" draw:layer="layout" svg:x1="18.217cm" svg:y1="9.996cm" svg:x2="18.217cm" svg:y2="10.504cm">
            <text:p/>
          </draw:line>
          <draw:line draw:style-name="gr2" draw:text-style-name="P3" draw:layer="layout" svg:x1="18.244cm" svg:y1="9.996cm" svg:x2="18.244cm" svg:y2="10.504cm">
            <text:p/>
          </draw:line>
          <draw:line draw:style-name="gr2" draw:text-style-name="P3" draw:layer="layout" svg:x1="18.274cm" svg:y1="9.996cm" svg:x2="18.274cm" svg:y2="10.504cm">
            <text:p/>
          </draw:line>
        </draw:g>
        <draw:g>
          <draw:line draw:style-name="gr2" draw:text-style-name="P3" draw:layer="layout" svg:x1="18.19cm" svg:y1="6.196cm" svg:x2="18.19cm" svg:y2="6.704cm">
            <text:p/>
          </draw:line>
          <draw:line draw:style-name="gr2" draw:text-style-name="P3" draw:layer="layout" svg:x1="18.217cm" svg:y1="6.196cm" svg:x2="18.217cm" svg:y2="6.704cm">
            <text:p/>
          </draw:line>
          <draw:line draw:style-name="gr2" draw:text-style-name="P3" draw:layer="layout" svg:x1="18.244cm" svg:y1="6.196cm" svg:x2="18.244cm" svg:y2="6.704cm">
            <text:p/>
          </draw:line>
          <draw:line draw:style-name="gr2" draw:text-style-name="P3" draw:layer="layout" svg:x1="18.274cm" svg:y1="6.196cm" svg:x2="18.274cm" svg:y2="6.704cm">
            <text:p/>
          </draw:line>
        </draw:g>
        <draw:g>
          <draw:line draw:style-name="gr2" draw:text-style-name="P3" draw:layer="layout" svg:x1="18.19cm" svg:y1="7.496cm" svg:x2="18.19cm" svg:y2="8.004cm">
            <text:p/>
          </draw:line>
          <draw:line draw:style-name="gr2" draw:text-style-name="P3" draw:layer="layout" svg:x1="18.217cm" svg:y1="7.496cm" svg:x2="18.217cm" svg:y2="8.004cm">
            <text:p/>
          </draw:line>
          <draw:line draw:style-name="gr2" draw:text-style-name="P3" draw:layer="layout" svg:x1="18.244cm" svg:y1="7.496cm" svg:x2="18.244cm" svg:y2="8.004cm">
            <text:p/>
          </draw:line>
          <draw:line draw:style-name="gr2" draw:text-style-name="P3" draw:layer="layout" svg:x1="18.274cm" svg:y1="7.496cm" svg:x2="18.274cm" svg:y2="8.004cm">
            <text:p/>
          </draw:line>
        </draw:g>
        <draw:g>
          <draw:line draw:style-name="gr2" draw:text-style-name="P3" draw:layer="layout" svg:x1="16.19cm" svg:y1="8.696cm" svg:x2="16.19cm" svg:y2="9.204cm">
            <text:p/>
          </draw:line>
          <draw:line draw:style-name="gr2" draw:text-style-name="P3" draw:layer="layout" svg:x1="16.217cm" svg:y1="8.696cm" svg:x2="16.217cm" svg:y2="9.204cm">
            <text:p/>
          </draw:line>
          <draw:line draw:style-name="gr2" draw:text-style-name="P3" draw:layer="layout" svg:x1="16.244cm" svg:y1="8.696cm" svg:x2="16.244cm" svg:y2="9.204cm">
            <text:p/>
          </draw:line>
          <draw:line draw:style-name="gr2" draw:text-style-name="P3" draw:layer="layout" svg:x1="16.274cm" svg:y1="8.696cm" svg:x2="16.274cm" svg:y2="9.204cm">
            <text:p/>
          </draw:line>
        </draw:g>
        <draw:g>
          <draw:line draw:style-name="gr2" draw:text-style-name="P3" draw:layer="layout" svg:x1="16.19cm" svg:y1="9.996cm" svg:x2="16.19cm" svg:y2="10.504cm">
            <text:p/>
          </draw:line>
          <draw:line draw:style-name="gr2" draw:text-style-name="P3" draw:layer="layout" svg:x1="16.217cm" svg:y1="9.996cm" svg:x2="16.217cm" svg:y2="10.504cm">
            <text:p/>
          </draw:line>
          <draw:line draw:style-name="gr2" draw:text-style-name="P3" draw:layer="layout" svg:x1="16.244cm" svg:y1="9.996cm" svg:x2="16.244cm" svg:y2="10.504cm">
            <text:p/>
          </draw:line>
          <draw:line draw:style-name="gr2" draw:text-style-name="P3" draw:layer="layout" svg:x1="16.274cm" svg:y1="9.996cm" svg:x2="16.274cm" svg:y2="10.504cm">
            <text:p/>
          </draw:line>
        </draw:g>
        <draw:g>
          <draw:line draw:style-name="gr2" draw:text-style-name="P3" draw:layer="layout" svg:x1="16.19cm" svg:y1="6.196cm" svg:x2="16.19cm" svg:y2="6.704cm">
            <text:p/>
          </draw:line>
          <draw:line draw:style-name="gr2" draw:text-style-name="P3" draw:layer="layout" svg:x1="16.217cm" svg:y1="6.196cm" svg:x2="16.217cm" svg:y2="6.704cm">
            <text:p/>
          </draw:line>
          <draw:line draw:style-name="gr2" draw:text-style-name="P3" draw:layer="layout" svg:x1="16.244cm" svg:y1="6.196cm" svg:x2="16.244cm" svg:y2="6.704cm">
            <text:p/>
          </draw:line>
          <draw:line draw:style-name="gr2" draw:text-style-name="P3" draw:layer="layout" svg:x1="16.274cm" svg:y1="6.196cm" svg:x2="16.274cm" svg:y2="6.704cm">
            <text:p/>
          </draw:line>
        </draw:g>
        <draw:g>
          <draw:line draw:style-name="gr2" draw:text-style-name="P3" draw:layer="layout" svg:x1="16.19cm" svg:y1="7.496cm" svg:x2="16.19cm" svg:y2="8.004cm">
            <text:p/>
          </draw:line>
          <draw:line draw:style-name="gr2" draw:text-style-name="P3" draw:layer="layout" svg:x1="16.217cm" svg:y1="7.496cm" svg:x2="16.217cm" svg:y2="8.004cm">
            <text:p/>
          </draw:line>
          <draw:line draw:style-name="gr2" draw:text-style-name="P3" draw:layer="layout" svg:x1="16.244cm" svg:y1="7.496cm" svg:x2="16.244cm" svg:y2="8.004cm">
            <text:p/>
          </draw:line>
          <draw:line draw:style-name="gr2" draw:text-style-name="P3" draw:layer="layout" svg:x1="16.274cm" svg:y1="7.496cm" svg:x2="16.274cm" svg:y2="8.004cm">
            <text:p/>
          </draw:line>
        </draw:g>
        <draw:g>
          <draw:line draw:style-name="gr2" draw:text-style-name="P3" draw:layer="layout" svg:x1="9.49cm" svg:y1="8.696cm" svg:x2="9.49cm" svg:y2="9.204cm">
            <text:p/>
          </draw:line>
          <draw:line draw:style-name="gr2" draw:text-style-name="P3" draw:layer="layout" svg:x1="9.517cm" svg:y1="8.696cm" svg:x2="9.517cm" svg:y2="9.204cm">
            <text:p/>
          </draw:line>
          <draw:line draw:style-name="gr2" draw:text-style-name="P3" draw:layer="layout" svg:x1="9.544cm" svg:y1="8.696cm" svg:x2="9.544cm" svg:y2="9.204cm">
            <text:p/>
          </draw:line>
          <draw:line draw:style-name="gr2" draw:text-style-name="P3" draw:layer="layout" svg:x1="9.574cm" svg:y1="8.696cm" svg:x2="9.574cm" svg:y2="9.204cm">
            <text:p/>
          </draw:line>
        </draw:g>
        <draw:g>
          <draw:line draw:style-name="gr2" draw:text-style-name="P3" draw:layer="layout" svg:x1="9.49cm" svg:y1="9.996cm" svg:x2="9.49cm" svg:y2="10.504cm">
            <text:p/>
          </draw:line>
          <draw:line draw:style-name="gr2" draw:text-style-name="P3" draw:layer="layout" svg:x1="9.517cm" svg:y1="9.996cm" svg:x2="9.517cm" svg:y2="10.504cm">
            <text:p/>
          </draw:line>
          <draw:line draw:style-name="gr2" draw:text-style-name="P3" draw:layer="layout" svg:x1="9.544cm" svg:y1="9.996cm" svg:x2="9.544cm" svg:y2="10.504cm">
            <text:p/>
          </draw:line>
          <draw:line draw:style-name="gr2" draw:text-style-name="P3" draw:layer="layout" svg:x1="9.574cm" svg:y1="9.996cm" svg:x2="9.574cm" svg:y2="10.504cm">
            <text:p/>
          </draw:line>
        </draw:g>
        <draw:g>
          <draw:line draw:style-name="gr2" draw:text-style-name="P3" draw:layer="layout" svg:x1="9.49cm" svg:y1="6.196cm" svg:x2="9.49cm" svg:y2="6.704cm">
            <text:p/>
          </draw:line>
          <draw:line draw:style-name="gr2" draw:text-style-name="P3" draw:layer="layout" svg:x1="9.517cm" svg:y1="6.196cm" svg:x2="9.517cm" svg:y2="6.704cm">
            <text:p/>
          </draw:line>
          <draw:line draw:style-name="gr2" draw:text-style-name="P3" draw:layer="layout" svg:x1="9.544cm" svg:y1="6.196cm" svg:x2="9.544cm" svg:y2="6.704cm">
            <text:p/>
          </draw:line>
          <draw:line draw:style-name="gr2" draw:text-style-name="P3" draw:layer="layout" svg:x1="9.574cm" svg:y1="6.196cm" svg:x2="9.574cm" svg:y2="6.704cm">
            <text:p/>
          </draw:line>
        </draw:g>
        <draw:g>
          <draw:line draw:style-name="gr2" draw:text-style-name="P3" draw:layer="layout" svg:x1="9.49cm" svg:y1="7.496cm" svg:x2="9.49cm" svg:y2="8.004cm">
            <text:p/>
          </draw:line>
          <draw:line draw:style-name="gr2" draw:text-style-name="P3" draw:layer="layout" svg:x1="9.517cm" svg:y1="7.496cm" svg:x2="9.517cm" svg:y2="8.004cm">
            <text:p/>
          </draw:line>
          <draw:line draw:style-name="gr2" draw:text-style-name="P3" draw:layer="layout" svg:x1="9.544cm" svg:y1="7.496cm" svg:x2="9.544cm" svg:y2="8.004cm">
            <text:p/>
          </draw:line>
          <draw:line draw:style-name="gr2" draw:text-style-name="P3" draw:layer="layout" svg:x1="9.574cm" svg:y1="7.496cm" svg:x2="9.574cm" svg:y2="8.004cm">
            <text:p/>
          </draw:line>
        </draw:g>
        <draw:g>
          <draw:line draw:style-name="gr2" draw:text-style-name="P3" draw:layer="layout" svg:x1="14.09cm" svg:y1="6.196cm" svg:x2="14.09cm" svg:y2="6.704cm">
            <text:p/>
          </draw:line>
          <draw:line draw:style-name="gr2" draw:text-style-name="P3" draw:layer="layout" svg:x1="14.117cm" svg:y1="6.196cm" svg:x2="14.117cm" svg:y2="6.704cm">
            <text:p/>
          </draw:line>
          <draw:line draw:style-name="gr2" draw:text-style-name="P3" draw:layer="layout" svg:x1="14.144cm" svg:y1="6.196cm" svg:x2="14.144cm" svg:y2="6.704cm">
            <text:p/>
          </draw:line>
          <draw:line draw:style-name="gr2" draw:text-style-name="P3" draw:layer="layout" svg:x1="14.174cm" svg:y1="6.196cm" svg:x2="14.174cm" svg:y2="6.704cm">
            <text:p/>
          </draw:line>
        </draw:g>
        <draw:g>
          <draw:line draw:style-name="gr2" draw:text-style-name="P3" draw:layer="layout" svg:x1="14.09cm" svg:y1="7.496cm" svg:x2="14.09cm" svg:y2="8.004cm">
            <text:p/>
          </draw:line>
          <draw:line draw:style-name="gr2" draw:text-style-name="P3" draw:layer="layout" svg:x1="14.117cm" svg:y1="7.496cm" svg:x2="14.117cm" svg:y2="8.004cm">
            <text:p/>
          </draw:line>
          <draw:line draw:style-name="gr2" draw:text-style-name="P3" draw:layer="layout" svg:x1="14.144cm" svg:y1="7.496cm" svg:x2="14.144cm" svg:y2="8.004cm">
            <text:p/>
          </draw:line>
          <draw:line draw:style-name="gr2" draw:text-style-name="P3" draw:layer="layout" svg:x1="14.174cm" svg:y1="7.496cm" svg:x2="14.174cm" svg:y2="8.004cm">
            <text:p/>
          </draw:line>
        </draw:g>
        <draw:g>
          <draw:line draw:style-name="gr2" draw:text-style-name="P3" draw:layer="layout" svg:x1="12.09cm" svg:y1="7.496cm" svg:x2="12.09cm" svg:y2="8.004cm">
            <text:p/>
          </draw:line>
          <draw:line draw:style-name="gr2" draw:text-style-name="P3" draw:layer="layout" svg:x1="12.117cm" svg:y1="7.496cm" svg:x2="12.117cm" svg:y2="8.004cm">
            <text:p/>
          </draw:line>
          <draw:line draw:style-name="gr2" draw:text-style-name="P3" draw:layer="layout" svg:x1="12.144cm" svg:y1="7.496cm" svg:x2="12.144cm" svg:y2="8.004cm">
            <text:p/>
          </draw:line>
          <draw:line draw:style-name="gr2" draw:text-style-name="P3" draw:layer="layout" svg:x1="12.174cm" svg:y1="7.496cm" svg:x2="12.174cm" svg:y2="8.004cm">
            <text:p/>
          </draw:line>
        </draw:g>
        <draw:g>
          <draw:line draw:style-name="gr2" draw:text-style-name="P3" draw:layer="layout" svg:x1="12.09cm" svg:y1="6.196cm" svg:x2="12.09cm" svg:y2="6.704cm">
            <text:p/>
          </draw:line>
          <draw:line draw:style-name="gr2" draw:text-style-name="P3" draw:layer="layout" svg:x1="12.117cm" svg:y1="6.196cm" svg:x2="12.117cm" svg:y2="6.704cm">
            <text:p/>
          </draw:line>
          <draw:line draw:style-name="gr2" draw:text-style-name="P3" draw:layer="layout" svg:x1="12.144cm" svg:y1="6.196cm" svg:x2="12.144cm" svg:y2="6.704cm">
            <text:p/>
          </draw:line>
          <draw:line draw:style-name="gr2" draw:text-style-name="P3" draw:layer="layout" svg:x1="12.174cm" svg:y1="6.196cm" svg:x2="12.174cm" svg:y2="6.704cm">
            <text:p/>
          </draw:line>
        </draw:g>
        <draw:custom-shape draw:style-name="gr3" draw:text-style-name="P4" draw:layer="layout" svg:width="3.794cm" svg:height="2.286cm" svg:x="11.238cm" svg:y="7.866cm">
          <text:p text:style-name="P1"><text:span text:style-name="T1">Core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78cm" svg:height="1.016cm" svg:x="11.231cm" svg:y="5.29cm">
          <text:p text:style-name="P1"><text:span text:style-name="T3">Cor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78cm" svg:height="1.016cm" svg:x="11.231cm" svg:y="6.59cm">
          <text:p text:style-name="P1"><text:span text:style-name="T3">Cor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78cm" svg:height="1.016cm" svg:x="13.231cm" svg:y="5.29cm">
          <text:p text:style-name="P1"><text:span text:style-name="T3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1.009cm" svg:height="1.016cm" svg:x="8.118cm" svg:y="10.414cm">
          <text:p text:style-name="P1"><text:span text:style-name="T1">LLC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754cm" svg:height="1.016cm" svg:x="8.113cm" svg:y="9.126cm">
          <text:p text:style-name="P1"><text:span text:style-name="T1">IIO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738cm" svg:height="1.016cm" svg:x="8.123cm" svg:y="7.869cm">
          <text:p text:style-name="P1"><text:span text:style-name="T1">P-Uni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78cm" svg:height="1.016cm" svg:x="13.231cm" svg:y="6.59cm">
          <text:p text:style-name="P1"><text:span text:style-name="T3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778cm" svg:height="1.016cm" svg:x="15.331cm" svg:y="7.856cm">
          <text:p text:style-name="P1"><text:span text:style-name="T3">Cor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78cm" svg:height="1.016cm" svg:x="15.331cm" svg:y="9.156cm">
          <text:p text:style-name="P1"><text:span text:style-name="T3">Cor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78cm" svg:height="1.016cm" svg:x="17.331cm" svg:y="7.856cm">
          <text:p text:style-name="P1"><text:span text:style-name="T3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778cm" svg:height="1.016cm" svg:x="17.331cm" svg:y="9.156cm">
          <text:p text:style-name="P1"><text:span text:style-name="T3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778cm" svg:height="1.016cm" svg:x="15.331cm" svg:y="5.29cm">
          <text:p text:style-name="P1"><text:span text:style-name="T3">Cor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78cm" svg:height="1.016cm" svg:x="15.331cm" svg:y="6.59cm">
          <text:p text:style-name="P1"><text:span text:style-name="T3">Cor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78cm" svg:height="1.016cm" svg:x="17.331cm" svg:y="5.29cm">
          <text:p text:style-name="P1"><text:span text:style-name="T3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778cm" svg:height="1.016cm" svg:x="17.331cm" svg:y="6.59cm">
          <text:p text:style-name="P1"><text:span text:style-name="T3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.738cm" svg:height="1.016cm" svg:x="8.123cm" svg:y="6.569cm">
          <text:p text:style-name="P1"><text:span text:style-name="T1">MC2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738cm" svg:height="1.016cm" svg:x="8.123cm" svg:y="5.269cm">
          <text:p text:style-name="P1"><text:span text:style-name="T1">MC1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3.048cm" svg:height="0.816cm" svg:x="11.659cm" svg:y="9.096cm">
          <text:p text:style-name="P10"><text:span text:style-name="T3">LAPIC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016cm" svg:height="0.765cm" svg:x="13.691cm" svg:y="9.096cm">
          <draw:image xlink:href="Pictures/10000201000007D0000005E05648FDB99376F6DF.png" xlink:type="simple" xlink:show="embed" xlink:actuate="onLoad" loext:mime-type="image/png">
            <text:p/>
          </draw:image>
        </draw:frame>
        <draw:custom-shape draw:style-name="gr11" draw:text-style-name="P12" draw:layer="layout" svg:width="19.812cm" svg:height="8.382cm" svg:x="3.38cm" svg:y="3.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2" draw:layer="layout" svg:width="11.507cm" svg:height="7.782cm" svg:x="12.984cm" svg:y="5.08cm">
          <text:p text:style-name="P1">Intel Xeon</text:p>
          <draw:enhanced-geometry svg:viewBox="0 0 21600 21600" draw:type="rectangle" draw:enhanced-path="M 0 0 L 21600 0 21600 21600 0 21600 0 0 Z N"/>
        </draw:custom-shape>
        <draw:g>
          <draw:line draw:style-name="gr2" draw:text-style-name="P3" draw:layer="layout" svg:x1="22.036cm" svg:y1="10.822cm" svg:x2="22.544cm" svg:y2="10.822cm">
            <text:p/>
          </draw:line>
          <draw:line draw:style-name="gr2" draw:text-style-name="P3" draw:layer="layout" svg:x1="22.036cm" svg:y1="10.795cm" svg:x2="22.544cm" svg:y2="10.795cm">
            <text:p/>
          </draw:line>
          <draw:line draw:style-name="gr2" draw:text-style-name="P3" draw:layer="layout" svg:x1="22.036cm" svg:y1="10.768cm" svg:x2="22.544cm" svg:y2="10.768cm">
            <text:p/>
          </draw:line>
          <draw:line draw:style-name="gr2" draw:text-style-name="P3" draw:layer="layout" svg:x1="22.036cm" svg:y1="10.738cm" svg:x2="22.544cm" svg:y2="10.738cm">
            <text:p/>
          </draw:line>
        </draw:g>
        <draw:g>
          <draw:line draw:style-name="gr2" draw:text-style-name="P3" draw:layer="layout" svg:x1="22.036cm" svg:y1="9.554cm" svg:x2="22.544cm" svg:y2="9.554cm">
            <text:p/>
          </draw:line>
          <draw:line draw:style-name="gr2" draw:text-style-name="P3" draw:layer="layout" svg:x1="22.036cm" svg:y1="9.527cm" svg:x2="22.544cm" svg:y2="9.527cm">
            <text:p/>
          </draw:line>
          <draw:line draw:style-name="gr2" draw:text-style-name="P3" draw:layer="layout" svg:x1="22.036cm" svg:y1="9.5cm" svg:x2="22.544cm" svg:y2="9.5cm">
            <text:p/>
          </draw:line>
          <draw:line draw:style-name="gr2" draw:text-style-name="P3" draw:layer="layout" svg:x1="22.036cm" svg:y1="9.47cm" svg:x2="22.544cm" svg:y2="9.47cm">
            <text:p/>
          </draw:line>
        </draw:g>
        <draw:g>
          <draw:line draw:style-name="gr2" draw:text-style-name="P3" draw:layer="layout" svg:x1="20.036cm" svg:y1="10.822cm" svg:x2="20.544cm" svg:y2="10.822cm">
            <text:p/>
          </draw:line>
          <draw:line draw:style-name="gr2" draw:text-style-name="P3" draw:layer="layout" svg:x1="20.036cm" svg:y1="10.795cm" svg:x2="20.544cm" svg:y2="10.795cm">
            <text:p/>
          </draw:line>
          <draw:line draw:style-name="gr2" draw:text-style-name="P3" draw:layer="layout" svg:x1="20.036cm" svg:y1="10.768cm" svg:x2="20.544cm" svg:y2="10.768cm">
            <text:p/>
          </draw:line>
          <draw:line draw:style-name="gr2" draw:text-style-name="P3" draw:layer="layout" svg:x1="20.036cm" svg:y1="10.738cm" svg:x2="20.544cm" svg:y2="10.738cm">
            <text:p/>
          </draw:line>
        </draw:g>
        <draw:g>
          <draw:line draw:style-name="gr2" draw:text-style-name="P3" draw:layer="layout" svg:x1="20.036cm" svg:y1="9.554cm" svg:x2="20.544cm" svg:y2="9.554cm">
            <text:p/>
          </draw:line>
          <draw:line draw:style-name="gr2" draw:text-style-name="P3" draw:layer="layout" svg:x1="20.036cm" svg:y1="9.527cm" svg:x2="20.544cm" svg:y2="9.527cm">
            <text:p/>
          </draw:line>
          <draw:line draw:style-name="gr2" draw:text-style-name="P3" draw:layer="layout" svg:x1="20.036cm" svg:y1="9.5cm" svg:x2="20.544cm" svg:y2="9.5cm">
            <text:p/>
          </draw:line>
          <draw:line draw:style-name="gr2" draw:text-style-name="P3" draw:layer="layout" svg:x1="20.036cm" svg:y1="9.47cm" svg:x2="20.544cm" svg:y2="9.47cm">
            <text:p/>
          </draw:line>
        </draw:g>
        <draw:g>
          <draw:line draw:style-name="gr2" draw:text-style-name="P3" draw:layer="layout" svg:x1="15.888cm" svg:y1="9.622cm" svg:x2="16.396cm" svg:y2="9.622cm">
            <text:p/>
          </draw:line>
          <draw:line draw:style-name="gr2" draw:text-style-name="P3" draw:layer="layout" svg:x1="15.888cm" svg:y1="9.595cm" svg:x2="16.396cm" svg:y2="9.595cm">
            <text:p/>
          </draw:line>
          <draw:line draw:style-name="gr2" draw:text-style-name="P3" draw:layer="layout" svg:x1="15.888cm" svg:y1="9.568cm" svg:x2="16.396cm" svg:y2="9.568cm">
            <text:p/>
          </draw:line>
          <draw:line draw:style-name="gr2" draw:text-style-name="P3" draw:layer="layout" svg:x1="15.888cm" svg:y1="9.538cm" svg:x2="16.396cm" svg:y2="9.538cm">
            <text:p/>
          </draw:line>
        </draw:g>
        <draw:g>
          <draw:line draw:style-name="gr2" draw:text-style-name="P3" draw:layer="layout" svg:x1="15.888cm" svg:y1="10.822cm" svg:x2="16.396cm" svg:y2="10.822cm">
            <text:p/>
          </draw:line>
          <draw:line draw:style-name="gr2" draw:text-style-name="P3" draw:layer="layout" svg:x1="15.888cm" svg:y1="10.795cm" svg:x2="16.396cm" svg:y2="10.795cm">
            <text:p/>
          </draw:line>
          <draw:line draw:style-name="gr2" draw:text-style-name="P3" draw:layer="layout" svg:x1="15.888cm" svg:y1="10.768cm" svg:x2="16.396cm" svg:y2="10.768cm">
            <text:p/>
          </draw:line>
          <draw:line draw:style-name="gr2" draw:text-style-name="P3" draw:layer="layout" svg:x1="15.888cm" svg:y1="10.738cm" svg:x2="16.396cm" svg:y2="10.738cm">
            <text:p/>
          </draw:line>
        </draw:g>
        <draw:g>
          <draw:line draw:style-name="gr2" draw:text-style-name="P3" draw:layer="layout" svg:x1="15.888cm" svg:y1="8.322cm" svg:x2="16.396cm" svg:y2="8.322cm">
            <text:p/>
          </draw:line>
          <draw:line draw:style-name="gr2" draw:text-style-name="P3" draw:layer="layout" svg:x1="15.888cm" svg:y1="8.295cm" svg:x2="16.396cm" svg:y2="8.295cm">
            <text:p/>
          </draw:line>
          <draw:line draw:style-name="gr2" draw:text-style-name="P3" draw:layer="layout" svg:x1="15.888cm" svg:y1="8.268cm" svg:x2="16.396cm" svg:y2="8.268cm">
            <text:p/>
          </draw:line>
          <draw:line draw:style-name="gr2" draw:text-style-name="P3" draw:layer="layout" svg:x1="15.888cm" svg:y1="8.238cm" svg:x2="16.396cm" svg:y2="8.238cm">
            <text:p/>
          </draw:line>
        </draw:g>
        <draw:g>
          <draw:line draw:style-name="gr2" draw:text-style-name="P3" draw:layer="layout" svg:x1="17.988cm" svg:y1="8.322cm" svg:x2="18.496cm" svg:y2="8.322cm">
            <text:p/>
          </draw:line>
          <draw:line draw:style-name="gr2" draw:text-style-name="P3" draw:layer="layout" svg:x1="17.988cm" svg:y1="8.295cm" svg:x2="18.496cm" svg:y2="8.295cm">
            <text:p/>
          </draw:line>
          <draw:line draw:style-name="gr2" draw:text-style-name="P3" draw:layer="layout" svg:x1="17.988cm" svg:y1="8.268cm" svg:x2="18.496cm" svg:y2="8.268cm">
            <text:p/>
          </draw:line>
          <draw:line draw:style-name="gr2" draw:text-style-name="P3" draw:layer="layout" svg:x1="17.988cm" svg:y1="8.238cm" svg:x2="18.496cm" svg:y2="8.238cm">
            <text:p/>
          </draw:line>
        </draw:g>
        <draw:g>
          <draw:line draw:style-name="gr2" draw:text-style-name="P3" draw:layer="layout" svg:x1="20.036cm" svg:y1="8.322cm" svg:x2="20.544cm" svg:y2="8.322cm">
            <text:p/>
          </draw:line>
          <draw:line draw:style-name="gr2" draw:text-style-name="P3" draw:layer="layout" svg:x1="20.036cm" svg:y1="8.295cm" svg:x2="20.544cm" svg:y2="8.295cm">
            <text:p/>
          </draw:line>
          <draw:line draw:style-name="gr2" draw:text-style-name="P3" draw:layer="layout" svg:x1="20.036cm" svg:y1="8.268cm" svg:x2="20.544cm" svg:y2="8.268cm">
            <text:p/>
          </draw:line>
          <draw:line draw:style-name="gr2" draw:text-style-name="P3" draw:layer="layout" svg:x1="20.036cm" svg:y1="8.238cm" svg:x2="20.544cm" svg:y2="8.238cm">
            <text:p/>
          </draw:line>
        </draw:g>
        <draw:g>
          <draw:line draw:style-name="gr2" draw:text-style-name="P3" draw:layer="layout" svg:x1="22.136cm" svg:y1="8.322cm" svg:x2="22.644cm" svg:y2="8.322cm">
            <text:p/>
          </draw:line>
          <draw:line draw:style-name="gr2" draw:text-style-name="P3" draw:layer="layout" svg:x1="22.136cm" svg:y1="8.295cm" svg:x2="22.644cm" svg:y2="8.295cm">
            <text:p/>
          </draw:line>
          <draw:line draw:style-name="gr2" draw:text-style-name="P3" draw:layer="layout" svg:x1="22.136cm" svg:y1="8.268cm" svg:x2="22.644cm" svg:y2="8.268cm">
            <text:p/>
          </draw:line>
          <draw:line draw:style-name="gr2" draw:text-style-name="P3" draw:layer="layout" svg:x1="22.136cm" svg:y1="8.238cm" svg:x2="22.644cm" svg:y2="8.238cm">
            <text:p/>
          </draw:line>
        </draw:g>
        <draw:g>
          <draw:line draw:style-name="gr2" draw:text-style-name="P3" draw:layer="layout" svg:x1="15.888cm" svg:y1="7.054cm" svg:x2="16.396cm" svg:y2="7.054cm">
            <text:p/>
          </draw:line>
          <draw:line draw:style-name="gr2" draw:text-style-name="P3" draw:layer="layout" svg:x1="15.888cm" svg:y1="7.027cm" svg:x2="16.396cm" svg:y2="7.027cm">
            <text:p/>
          </draw:line>
          <draw:line draw:style-name="gr2" draw:text-style-name="P3" draw:layer="layout" svg:x1="15.888cm" svg:y1="7cm" svg:x2="16.396cm" svg:y2="7cm">
            <text:p/>
          </draw:line>
          <draw:line draw:style-name="gr2" draw:text-style-name="P3" draw:layer="layout" svg:x1="15.888cm" svg:y1="6.97cm" svg:x2="16.396cm" svg:y2="6.97cm">
            <text:p/>
          </draw:line>
        </draw:g>
        <draw:g>
          <draw:line draw:style-name="gr2" draw:text-style-name="P3" draw:layer="layout" svg:x1="17.988cm" svg:y1="7.054cm" svg:x2="18.496cm" svg:y2="7.054cm">
            <text:p/>
          </draw:line>
          <draw:line draw:style-name="gr2" draw:text-style-name="P3" draw:layer="layout" svg:x1="17.988cm" svg:y1="7.027cm" svg:x2="18.496cm" svg:y2="7.027cm">
            <text:p/>
          </draw:line>
          <draw:line draw:style-name="gr2" draw:text-style-name="P3" draw:layer="layout" svg:x1="17.988cm" svg:y1="7cm" svg:x2="18.496cm" svg:y2="7cm">
            <text:p/>
          </draw:line>
          <draw:line draw:style-name="gr2" draw:text-style-name="P3" draw:layer="layout" svg:x1="17.988cm" svg:y1="6.97cm" svg:x2="18.496cm" svg:y2="6.97cm">
            <text:p/>
          </draw:line>
        </draw:g>
        <draw:g>
          <draw:line draw:style-name="gr2" draw:text-style-name="P3" draw:layer="layout" svg:x1="20.036cm" svg:y1="7.054cm" svg:x2="20.544cm" svg:y2="7.054cm">
            <text:p/>
          </draw:line>
          <draw:line draw:style-name="gr2" draw:text-style-name="P3" draw:layer="layout" svg:x1="20.036cm" svg:y1="7.027cm" svg:x2="20.544cm" svg:y2="7.027cm">
            <text:p/>
          </draw:line>
          <draw:line draw:style-name="gr2" draw:text-style-name="P3" draw:layer="layout" svg:x1="20.036cm" svg:y1="7cm" svg:x2="20.544cm" svg:y2="7cm">
            <text:p/>
          </draw:line>
          <draw:line draw:style-name="gr2" draw:text-style-name="P3" draw:layer="layout" svg:x1="20.036cm" svg:y1="6.97cm" svg:x2="20.544cm" svg:y2="6.97cm">
            <text:p/>
          </draw:line>
        </draw:g>
        <draw:g>
          <draw:line draw:style-name="gr2" draw:text-style-name="P3" draw:layer="layout" svg:x1="22.136cm" svg:y1="7.054cm" svg:x2="22.644cm" svg:y2="7.054cm">
            <text:p/>
          </draw:line>
          <draw:line draw:style-name="gr2" draw:text-style-name="P3" draw:layer="layout" svg:x1="22.136cm" svg:y1="7.027cm" svg:x2="22.644cm" svg:y2="7.027cm">
            <text:p/>
          </draw:line>
          <draw:line draw:style-name="gr2" draw:text-style-name="P3" draw:layer="layout" svg:x1="22.136cm" svg:y1="7cm" svg:x2="22.644cm" svg:y2="7cm">
            <text:p/>
          </draw:line>
          <draw:line draw:style-name="gr2" draw:text-style-name="P3" draw:layer="layout" svg:x1="22.136cm" svg:y1="6.97cm" svg:x2="22.644cm" svg:y2="6.97cm">
            <text:p/>
          </draw:line>
        </draw:g>
        <draw:g>
          <draw:line draw:style-name="gr2" draw:text-style-name="P3" draw:layer="layout" svg:x1="18.2cm" svg:y1="11.174cm" svg:x2="18.2cm" svg:y2="11.682cm">
            <text:p/>
          </draw:line>
          <draw:line draw:style-name="gr2" draw:text-style-name="P3" draw:layer="layout" svg:x1="18.227cm" svg:y1="11.174cm" svg:x2="18.227cm" svg:y2="11.682cm">
            <text:p/>
          </draw:line>
          <draw:line draw:style-name="gr2" draw:text-style-name="P3" draw:layer="layout" svg:x1="18.254cm" svg:y1="11.174cm" svg:x2="18.254cm" svg:y2="11.682cm">
            <text:p/>
          </draw:line>
          <draw:line draw:style-name="gr2" draw:text-style-name="P3" draw:layer="layout" svg:x1="18.284cm" svg:y1="11.174cm" svg:x2="18.284cm" svg:y2="11.682cm">
            <text:p/>
          </draw:line>
        </draw:g>
        <draw:g>
          <draw:line draw:style-name="gr2" draw:text-style-name="P3" draw:layer="layout" svg:x1="23.3cm" svg:y1="9.874cm" svg:x2="23.3cm" svg:y2="10.382cm">
            <text:p/>
          </draw:line>
          <draw:line draw:style-name="gr2" draw:text-style-name="P3" draw:layer="layout" svg:x1="23.327cm" svg:y1="9.874cm" svg:x2="23.327cm" svg:y2="10.382cm">
            <text:p/>
          </draw:line>
          <draw:line draw:style-name="gr2" draw:text-style-name="P3" draw:layer="layout" svg:x1="23.354cm" svg:y1="9.874cm" svg:x2="23.354cm" svg:y2="10.382cm">
            <text:p/>
          </draw:line>
          <draw:line draw:style-name="gr2" draw:text-style-name="P3" draw:layer="layout" svg:x1="23.384cm" svg:y1="9.874cm" svg:x2="23.384cm" svg:y2="10.382cm">
            <text:p/>
          </draw:line>
        </draw:g>
        <draw:g>
          <draw:line draw:style-name="gr2" draw:text-style-name="P3" draw:layer="layout" svg:x1="23.3cm" svg:y1="11.174cm" svg:x2="23.3cm" svg:y2="11.682cm">
            <text:p/>
          </draw:line>
          <draw:line draw:style-name="gr2" draw:text-style-name="P3" draw:layer="layout" svg:x1="23.327cm" svg:y1="11.174cm" svg:x2="23.327cm" svg:y2="11.682cm">
            <text:p/>
          </draw:line>
          <draw:line draw:style-name="gr2" draw:text-style-name="P3" draw:layer="layout" svg:x1="23.354cm" svg:y1="11.174cm" svg:x2="23.354cm" svg:y2="11.682cm">
            <text:p/>
          </draw:line>
          <draw:line draw:style-name="gr2" draw:text-style-name="P3" draw:layer="layout" svg:x1="23.384cm" svg:y1="11.174cm" svg:x2="23.384cm" svg:y2="11.682cm">
            <text:p/>
          </draw:line>
        </draw:g>
        <draw:g>
          <draw:line draw:style-name="gr2" draw:text-style-name="P3" draw:layer="layout" svg:x1="23.3cm" svg:y1="7.374cm" svg:x2="23.3cm" svg:y2="7.882cm">
            <text:p/>
          </draw:line>
          <draw:line draw:style-name="gr2" draw:text-style-name="P3" draw:layer="layout" svg:x1="23.327cm" svg:y1="7.374cm" svg:x2="23.327cm" svg:y2="7.882cm">
            <text:p/>
          </draw:line>
          <draw:line draw:style-name="gr2" draw:text-style-name="P3" draw:layer="layout" svg:x1="23.354cm" svg:y1="7.374cm" svg:x2="23.354cm" svg:y2="7.882cm">
            <text:p/>
          </draw:line>
          <draw:line draw:style-name="gr2" draw:text-style-name="P3" draw:layer="layout" svg:x1="23.384cm" svg:y1="7.374cm" svg:x2="23.384cm" svg:y2="7.882cm">
            <text:p/>
          </draw:line>
        </draw:g>
        <draw:g>
          <draw:line draw:style-name="gr2" draw:text-style-name="P3" draw:layer="layout" svg:x1="23.3cm" svg:y1="8.674cm" svg:x2="23.3cm" svg:y2="9.182cm">
            <text:p/>
          </draw:line>
          <draw:line draw:style-name="gr2" draw:text-style-name="P3" draw:layer="layout" svg:x1="23.327cm" svg:y1="8.674cm" svg:x2="23.327cm" svg:y2="9.182cm">
            <text:p/>
          </draw:line>
          <draw:line draw:style-name="gr2" draw:text-style-name="P3" draw:layer="layout" svg:x1="23.354cm" svg:y1="8.674cm" svg:x2="23.354cm" svg:y2="9.182cm">
            <text:p/>
          </draw:line>
          <draw:line draw:style-name="gr2" draw:text-style-name="P3" draw:layer="layout" svg:x1="23.384cm" svg:y1="8.674cm" svg:x2="23.384cm" svg:y2="9.182cm">
            <text:p/>
          </draw:line>
        </draw:g>
        <draw:g>
          <draw:line draw:style-name="gr2" draw:text-style-name="P3" draw:layer="layout" svg:x1="21.3cm" svg:y1="9.874cm" svg:x2="21.3cm" svg:y2="10.382cm">
            <text:p/>
          </draw:line>
          <draw:line draw:style-name="gr2" draw:text-style-name="P3" draw:layer="layout" svg:x1="21.327cm" svg:y1="9.874cm" svg:x2="21.327cm" svg:y2="10.382cm">
            <text:p/>
          </draw:line>
          <draw:line draw:style-name="gr2" draw:text-style-name="P3" draw:layer="layout" svg:x1="21.354cm" svg:y1="9.874cm" svg:x2="21.354cm" svg:y2="10.382cm">
            <text:p/>
          </draw:line>
          <draw:line draw:style-name="gr2" draw:text-style-name="P3" draw:layer="layout" svg:x1="21.384cm" svg:y1="9.874cm" svg:x2="21.384cm" svg:y2="10.382cm">
            <text:p/>
          </draw:line>
        </draw:g>
        <draw:g>
          <draw:line draw:style-name="gr2" draw:text-style-name="P3" draw:layer="layout" svg:x1="21.3cm" svg:y1="11.174cm" svg:x2="21.3cm" svg:y2="11.682cm">
            <text:p/>
          </draw:line>
          <draw:line draw:style-name="gr2" draw:text-style-name="P3" draw:layer="layout" svg:x1="21.327cm" svg:y1="11.174cm" svg:x2="21.327cm" svg:y2="11.682cm">
            <text:p/>
          </draw:line>
          <draw:line draw:style-name="gr2" draw:text-style-name="P3" draw:layer="layout" svg:x1="21.354cm" svg:y1="11.174cm" svg:x2="21.354cm" svg:y2="11.682cm">
            <text:p/>
          </draw:line>
          <draw:line draw:style-name="gr2" draw:text-style-name="P3" draw:layer="layout" svg:x1="21.384cm" svg:y1="11.174cm" svg:x2="21.384cm" svg:y2="11.682cm">
            <text:p/>
          </draw:line>
        </draw:g>
        <draw:g>
          <draw:line draw:style-name="gr2" draw:text-style-name="P3" draw:layer="layout" svg:x1="21.3cm" svg:y1="7.374cm" svg:x2="21.3cm" svg:y2="7.882cm">
            <text:p/>
          </draw:line>
          <draw:line draw:style-name="gr2" draw:text-style-name="P3" draw:layer="layout" svg:x1="21.327cm" svg:y1="7.374cm" svg:x2="21.327cm" svg:y2="7.882cm">
            <text:p/>
          </draw:line>
          <draw:line draw:style-name="gr2" draw:text-style-name="P3" draw:layer="layout" svg:x1="21.354cm" svg:y1="7.374cm" svg:x2="21.354cm" svg:y2="7.882cm">
            <text:p/>
          </draw:line>
          <draw:line draw:style-name="gr2" draw:text-style-name="P3" draw:layer="layout" svg:x1="21.384cm" svg:y1="7.374cm" svg:x2="21.384cm" svg:y2="7.882cm">
            <text:p/>
          </draw:line>
        </draw:g>
        <draw:g>
          <draw:line draw:style-name="gr2" draw:text-style-name="P3" draw:layer="layout" svg:x1="21.3cm" svg:y1="8.674cm" svg:x2="21.3cm" svg:y2="9.182cm">
            <text:p/>
          </draw:line>
          <draw:line draw:style-name="gr2" draw:text-style-name="P3" draw:layer="layout" svg:x1="21.327cm" svg:y1="8.674cm" svg:x2="21.327cm" svg:y2="9.182cm">
            <text:p/>
          </draw:line>
          <draw:line draw:style-name="gr2" draw:text-style-name="P3" draw:layer="layout" svg:x1="21.354cm" svg:y1="8.674cm" svg:x2="21.354cm" svg:y2="9.182cm">
            <text:p/>
          </draw:line>
          <draw:line draw:style-name="gr2" draw:text-style-name="P3" draw:layer="layout" svg:x1="21.384cm" svg:y1="8.674cm" svg:x2="21.384cm" svg:y2="9.182cm">
            <text:p/>
          </draw:line>
        </draw:g>
        <draw:g>
          <draw:line draw:style-name="gr2" draw:text-style-name="P3" draw:layer="layout" svg:x1="14.6cm" svg:y1="9.874cm" svg:x2="14.6cm" svg:y2="10.382cm">
            <text:p/>
          </draw:line>
          <draw:line draw:style-name="gr2" draw:text-style-name="P3" draw:layer="layout" svg:x1="14.627cm" svg:y1="9.874cm" svg:x2="14.627cm" svg:y2="10.382cm">
            <text:p/>
          </draw:line>
          <draw:line draw:style-name="gr2" draw:text-style-name="P3" draw:layer="layout" svg:x1="14.654cm" svg:y1="9.874cm" svg:x2="14.654cm" svg:y2="10.382cm">
            <text:p/>
          </draw:line>
          <draw:line draw:style-name="gr2" draw:text-style-name="P3" draw:layer="layout" svg:x1="14.684cm" svg:y1="9.874cm" svg:x2="14.684cm" svg:y2="10.382cm">
            <text:p/>
          </draw:line>
        </draw:g>
        <draw:g>
          <draw:line draw:style-name="gr2" draw:text-style-name="P3" draw:layer="layout" svg:x1="14.6cm" svg:y1="11.174cm" svg:x2="14.6cm" svg:y2="11.682cm">
            <text:p/>
          </draw:line>
          <draw:line draw:style-name="gr2" draw:text-style-name="P3" draw:layer="layout" svg:x1="14.627cm" svg:y1="11.174cm" svg:x2="14.627cm" svg:y2="11.682cm">
            <text:p/>
          </draw:line>
          <draw:line draw:style-name="gr2" draw:text-style-name="P3" draw:layer="layout" svg:x1="14.654cm" svg:y1="11.174cm" svg:x2="14.654cm" svg:y2="11.682cm">
            <text:p/>
          </draw:line>
          <draw:line draw:style-name="gr2" draw:text-style-name="P3" draw:layer="layout" svg:x1="14.684cm" svg:y1="11.174cm" svg:x2="14.684cm" svg:y2="11.682cm">
            <text:p/>
          </draw:line>
        </draw:g>
        <draw:g>
          <draw:line draw:style-name="gr2" draw:text-style-name="P3" draw:layer="layout" svg:x1="14.6cm" svg:y1="7.374cm" svg:x2="14.6cm" svg:y2="7.882cm">
            <text:p/>
          </draw:line>
          <draw:line draw:style-name="gr2" draw:text-style-name="P3" draw:layer="layout" svg:x1="14.627cm" svg:y1="7.374cm" svg:x2="14.627cm" svg:y2="7.882cm">
            <text:p/>
          </draw:line>
          <draw:line draw:style-name="gr2" draw:text-style-name="P3" draw:layer="layout" svg:x1="14.654cm" svg:y1="7.374cm" svg:x2="14.654cm" svg:y2="7.882cm">
            <text:p/>
          </draw:line>
          <draw:line draw:style-name="gr2" draw:text-style-name="P3" draw:layer="layout" svg:x1="14.684cm" svg:y1="7.374cm" svg:x2="14.684cm" svg:y2="7.882cm">
            <text:p/>
          </draw:line>
        </draw:g>
        <draw:g>
          <draw:line draw:style-name="gr2" draw:text-style-name="P3" draw:layer="layout" svg:x1="14.6cm" svg:y1="8.674cm" svg:x2="14.6cm" svg:y2="9.182cm">
            <text:p/>
          </draw:line>
          <draw:line draw:style-name="gr2" draw:text-style-name="P3" draw:layer="layout" svg:x1="14.627cm" svg:y1="8.674cm" svg:x2="14.627cm" svg:y2="9.182cm">
            <text:p/>
          </draw:line>
          <draw:line draw:style-name="gr2" draw:text-style-name="P3" draw:layer="layout" svg:x1="14.654cm" svg:y1="8.674cm" svg:x2="14.654cm" svg:y2="9.182cm">
            <text:p/>
          </draw:line>
          <draw:line draw:style-name="gr2" draw:text-style-name="P3" draw:layer="layout" svg:x1="14.684cm" svg:y1="8.674cm" svg:x2="14.684cm" svg:y2="9.182cm">
            <text:p/>
          </draw:line>
        </draw:g>
        <draw:g>
          <draw:line draw:style-name="gr2" draw:text-style-name="P3" draw:layer="layout" svg:x1="19.2cm" svg:y1="7.374cm" svg:x2="19.2cm" svg:y2="7.882cm">
            <text:p/>
          </draw:line>
          <draw:line draw:style-name="gr2" draw:text-style-name="P3" draw:layer="layout" svg:x1="19.227cm" svg:y1="7.374cm" svg:x2="19.227cm" svg:y2="7.882cm">
            <text:p/>
          </draw:line>
          <draw:line draw:style-name="gr2" draw:text-style-name="P3" draw:layer="layout" svg:x1="19.254cm" svg:y1="7.374cm" svg:x2="19.254cm" svg:y2="7.882cm">
            <text:p/>
          </draw:line>
          <draw:line draw:style-name="gr2" draw:text-style-name="P3" draw:layer="layout" svg:x1="19.284cm" svg:y1="7.374cm" svg:x2="19.284cm" svg:y2="7.882cm">
            <text:p/>
          </draw:line>
        </draw:g>
        <draw:g>
          <draw:line draw:style-name="gr2" draw:text-style-name="P3" draw:layer="layout" svg:x1="19.2cm" svg:y1="8.674cm" svg:x2="19.2cm" svg:y2="9.182cm">
            <text:p/>
          </draw:line>
          <draw:line draw:style-name="gr2" draw:text-style-name="P3" draw:layer="layout" svg:x1="19.227cm" svg:y1="8.674cm" svg:x2="19.227cm" svg:y2="9.182cm">
            <text:p/>
          </draw:line>
          <draw:line draw:style-name="gr2" draw:text-style-name="P3" draw:layer="layout" svg:x1="19.254cm" svg:y1="8.674cm" svg:x2="19.254cm" svg:y2="9.182cm">
            <text:p/>
          </draw:line>
          <draw:line draw:style-name="gr2" draw:text-style-name="P3" draw:layer="layout" svg:x1="19.284cm" svg:y1="8.674cm" svg:x2="19.284cm" svg:y2="9.182cm">
            <text:p/>
          </draw:line>
        </draw:g>
        <draw:g>
          <draw:line draw:style-name="gr2" draw:text-style-name="P3" draw:layer="layout" svg:x1="17.2cm" svg:y1="8.674cm" svg:x2="17.2cm" svg:y2="9.182cm">
            <text:p/>
          </draw:line>
          <draw:line draw:style-name="gr2" draw:text-style-name="P3" draw:layer="layout" svg:x1="17.227cm" svg:y1="8.674cm" svg:x2="17.227cm" svg:y2="9.182cm">
            <text:p/>
          </draw:line>
          <draw:line draw:style-name="gr2" draw:text-style-name="P3" draw:layer="layout" svg:x1="17.254cm" svg:y1="8.674cm" svg:x2="17.254cm" svg:y2="9.182cm">
            <text:p/>
          </draw:line>
          <draw:line draw:style-name="gr2" draw:text-style-name="P3" draw:layer="layout" svg:x1="17.284cm" svg:y1="8.674cm" svg:x2="17.284cm" svg:y2="9.182cm">
            <text:p/>
          </draw:line>
        </draw:g>
        <draw:g>
          <draw:line draw:style-name="gr2" draw:text-style-name="P3" draw:layer="layout" svg:x1="17.2cm" svg:y1="7.374cm" svg:x2="17.2cm" svg:y2="7.882cm">
            <text:p/>
          </draw:line>
          <draw:line draw:style-name="gr2" draw:text-style-name="P3" draw:layer="layout" svg:x1="17.227cm" svg:y1="7.374cm" svg:x2="17.227cm" svg:y2="7.882cm">
            <text:p/>
          </draw:line>
          <draw:line draw:style-name="gr2" draw:text-style-name="P3" draw:layer="layout" svg:x1="17.254cm" svg:y1="7.374cm" svg:x2="17.254cm" svg:y2="7.882cm">
            <text:p/>
          </draw:line>
          <draw:line draw:style-name="gr2" draw:text-style-name="P3" draw:layer="layout" svg:x1="17.284cm" svg:y1="7.374cm" svg:x2="17.284cm" svg:y2="7.882cm">
            <text:p/>
          </draw:line>
        </draw:g>
        <draw:custom-shape draw:style-name="gr3" draw:text-style-name="P4" draw:layer="layout" svg:width="3.794cm" svg:height="2.286cm" svg:x="16.348cm" svg:y="9.044cm">
          <text:p text:style-name="P1"><text:span text:style-name="T1">Core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78cm" svg:height="1.016cm" svg:x="16.341cm" svg:y="6.468cm">
          <text:p text:style-name="P1"><text:span text:style-name="T3">Cor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78cm" svg:height="1.016cm" svg:x="16.341cm" svg:y="7.768cm">
          <text:p text:style-name="P1"><text:span text:style-name="T3">Cor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78cm" svg:height="1.016cm" svg:x="18.341cm" svg:y="6.468cm">
          <text:p text:style-name="P1"><text:span text:style-name="T3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1.009cm" svg:height="1.016cm" svg:x="13.228cm" svg:y="11.592cm">
          <text:p text:style-name="P1"><text:span text:style-name="T1">L</text:span><text:span text:style-name="T1">L</text:span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754cm" svg:height="1.016cm" svg:x="13.223cm" svg:y="10.304cm">
          <text:p text:style-name="P1"><text:span text:style-name="T1">I</text:span><text:span text:style-name="T1">I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738cm" svg:height="1.016cm" svg:x="13.233cm" svg:y="9.047cm">
          <text:p text:style-name="P1"><text:span text:style-name="T1">P</text:span><text:span text:style-name="T1">-</text:span><text:span text:style-name="T1">U</text:span><text:span text:style-name="T1">n</text:span><text:span text:style-name="T1">i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78cm" svg:height="1.016cm" svg:x="18.341cm" svg:y="7.768cm">
          <text:p text:style-name="P1"><text:span text:style-name="T3">C</text:span><text:span text:style-name="T3">o</text:span><text:span text:style-name="T3">r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778cm" svg:height="1.016cm" svg:x="20.441cm" svg:y="9.034cm">
          <text:p text:style-name="P1"><text:span text:style-name="T3">Cor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78cm" svg:height="1.016cm" svg:x="20.441cm" svg:y="10.334cm">
          <text:p text:style-name="P1"><text:span text:style-name="T3">Cor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78cm" svg:height="1.016cm" svg:x="22.441cm" svg:y="9.034cm">
          <text:p text:style-name="P1"><text:span text:style-name="T3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778cm" svg:height="1.016cm" svg:x="22.441cm" svg:y="10.334cm">
          <text:p text:style-name="P1"><text:span text:style-name="T3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778cm" svg:height="1.016cm" svg:x="20.441cm" svg:y="6.468cm">
          <text:p text:style-name="P1"><text:span text:style-name="T3">C</text:span><text:span text:style-name="T3">o</text:span><text:span text:style-name="T3">r</text:span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78cm" svg:height="1.016cm" svg:x="20.441cm" svg:y="7.768cm">
          <text:p text:style-name="P1"><text:span text:style-name="T3">C</text:span><text:span text:style-name="T3">o</text:span><text:span text:style-name="T3">r</text:span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78cm" svg:height="1.016cm" svg:x="22.441cm" svg:y="6.468cm">
          <text:p text:style-name="P1"><text:span text:style-name="T3">C</text:span><text:span text:style-name="T3">o</text:span><text:span text:style-name="T3">r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778cm" svg:height="1.016cm" svg:x="22.441cm" svg:y="7.768cm">
          <text:p text:style-name="P1"><text:span text:style-name="T3">C</text:span><text:span text:style-name="T3">o</text:span><text:span text:style-name="T3">r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.738cm" svg:height="1.016cm" svg:x="13.233cm" svg:y="7.747cm">
          <text:p text:style-name="P1"><text:span text:style-name="T1">MC2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738cm" svg:height="1.016cm" svg:x="13.233cm" svg:y="6.447cm">
          <text:p text:style-name="P1"><text:span text:style-name="T1">MC1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.83cm" svg:height="1.524cm" svg:x="6.858cm" svg:y="10.107cm">
          <text:p text:style-name="P10">NIC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.098cm" svg:height="1.367cm" svg:x="9.8cm" svg:y="10.19cm">
          <text:p text:style-name="P1"><text:span text:style-name="T3">PCIe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3" draw:layer="layout" svg:width="1.016cm" svg:height="0.765cm" svg:x="8.487cm" svg:y="10.511cm">
          <draw:image xlink:href="Pictures/10000201000007D0000005E05648FDB99376F6DF.png" xlink:type="simple" xlink:show="embed" xlink:actuate="onLoad" loext:mime-type="image/png">
            <text:p/>
          </draw:image>
        </draw:frame>
        <draw:custom-shape draw:style-name="gr11" draw:text-style-name="P12" draw:layer="layout" svg:width="19.812cm" svg:height="8.382cm" svg:x="5.78cm" svg:y="4.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7T13:57:30.851133581</meta:creation-date>
    <dc:date>2020-10-27T14:30:15.746237901</dc:date>
    <meta:editing-duration>PT5M22S</meta:editing-duration>
    <meta:editing-cycles>5</meta:editing-cycles>
    <meta:generator>LibreOffice/6.2.8.2$Linux_X86_64 LibreOffice_project/20$Build-2</meta:generator>
    <meta:document-statistic meta:object-count="380"/>
  </office:meta>
</office:document-meta>
</file>